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1.9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3.388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CALENDARIO">
      <style:table-properties table:display="true" style:writing-mode="lr-tb"/>
    </style:style>
    <style:style style:name="ce1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Roboto" fo:font-size="6pt" fo:font-style="normal" fo:text-shadow="none" style:text-underline-style="none" fo:font-weight="normal" style:font-size-asian="6pt" style:font-style-asian="normal" style:font-weight-asian="normal" style:font-name-complex="Roboto" style:font-size-complex="6pt" style:font-style-complex="normal" style:font-weight-complex="normal"/>
    </style:style>
    <style:style style:name="ce2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Roboto" fo:font-size="6pt" fo:font-style="normal" fo:text-shadow="none" style:text-underline-style="none" fo:font-weight="normal" style:font-size-asian="6pt" style:font-style-asian="normal" style:font-weight-asian="normal" style:font-name-complex="Roboto" style:font-size-complex="6pt" style:font-style-complex="normal" style:font-weight-complex="normal"/>
    </style:style>
    <style:style style:name="ce3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Roboto" fo:font-size="6pt" fo:font-style="normal" fo:text-shadow="none" style:text-underline-style="none" fo:font-weight="normal" style:font-size-asian="6pt" style:font-style-asian="normal" style:font-weight-asian="normal" style:font-name-complex="Roboto" style:font-size-complex="6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Roboto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Roboto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ENDARI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1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Atalanta-Roma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Bologna-Torino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rotone-Milan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Verona-Napoli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Inter-Fiorentina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Juventus-Cagliari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Lazio-Spal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ampdoria-Benevento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assuolo-Genoa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Udinese-Chievo</text:p>
          </table:table-cell>
          <table:table-cell table:style-name="ce5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Benevento-Bolog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hievo-Lazi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rotone-Vero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Fiorentina-Sampdori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Genoa-Juventus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Milan-Cagliari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Napoli-Atalant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Roma-Inter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pal-Udinese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Torino-Sassuol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Atalanta-Sassuol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Benevento-Torin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Bologna-Napoli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agliari-Crotone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Verona-Fiorenti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Inter-Spal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Juventus-Chiev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Lazio-Milan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ampdoria-Rom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Udinese-Geno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hievo-Atalant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rotone-Inter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Fiorentina-Bolog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Genoa-Lazi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Milan-Udinese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Napoli-Benevent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Roma-Vero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assuolo-Juventus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pal-Cagliari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Torino-Sampdori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Atalanta-Crotone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Benevento-Rom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Bologna-Inter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agliari-Sassuol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Genoa-Chiev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Verona-Sampdori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Juventus-Fiorenti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Lazio-Napoli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Milan-Spal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Udinese-Torin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agliari-Chiev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Crotone-Benevent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Fiorentina-Atalant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Verona-Lazi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Inter-Geno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Juventus-Torino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Roma-Udinese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ampdoria-Milan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assuolo-Bologna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Spal-Napoli</text:p>
          </table:table-cell>
          <table:table-cell table:style-name="ce6" office:value-type="string">
            <text:p>-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Atalanta-Cagliari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Benevento-Chievo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Bologna-Udinese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Crotone-Napoli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Fiorentina-Milan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Verona-Juventus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Inter-Lazio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Roma-Sassuolo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Sampdoria-Spal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3" office:value-type="string">
            <text:p>Torino-Genoa</text:p>
          </table:table-cell>
          <table:table-cell table:style-name="ce6" office:value-type="string">
            <text:p>-</text:p>
          </table:table-cell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Atalanta-Juventus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Benevento-Inter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Chievo-Fiorenti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Genoa-Bolog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Lazio-Sassuol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Milan-Rom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Napoli-Cagliari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Spal-Crotone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Torino-Vero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Udinese-Sampdori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Bologna-Spal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Cagliari-Geno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Crotone-Torin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Fiorentina-Udinese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Verona-Benevent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Inter-Milan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Juventus-Lazi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Roma-Napoli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Sampdoria-Atalant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Sassuolo-Chiev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Atalanta-Bolog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Benevento-Fiorenti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Chievo-Vero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Lazio-Cagliari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Milan-Geno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Napoli-Inter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Sampdoria-Crotone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Spal-Sassuol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Torino-Rom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Udinese-Juventus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Atalanta-Verona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Bologna-Lazio</text:p>
          </table:table-cell>
          <table:table-cell table:style-name="ce4"/>
          <table:table-cell table:number-columns-repeated="5"/>
          <table:table-cell table:style-name="ce4" table:number-columns-repeated="19"/>
          <table:table-cell table:number-columns-repeated="998"/>
        </table:table-row>
        <table:table-row table:style-name="ro2">
          <table:table-cell table:style-name="ce1" office:value-type="string">
            <text:p>Cagliari-Benevent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hievo-Milan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Fiorentina-Torin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Genoa-Napol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Inter-Sampdori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Juventus-Spal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Roma-Croton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ssuolo-Udines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enevento-Lazi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rotone-Fiorenti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Verona-Inter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Milan-Juventus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Napoli-Sassuol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Roma-Bolog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mpdoria-Chiev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pal-Geno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Torino-Cagliar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Udinese-Atalant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Atalanta-Spal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ologna-Croton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agliari-Vero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hievo-Napol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Fiorentina-Rom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Genoa-Sampdori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Inter-Torin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Juventus-Benevent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Lazio-Udines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ssuolo-Milan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enevento-Sassuol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rotone-Geno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Verona-Bolog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Inter-Atalant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Napoli-Milan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Roma-Lazi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mpdoria-Juventus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pal-Fiorenti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Torino-Chiev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Udinese-Cagliar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Atalanta-Benevent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ologna-Sampdori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agliari-Inter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hievo-Spal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Genoa-Rom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Juventus-Croton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Lazio-Fiorenti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Milan-Torin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ssuolo-Vero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Udinese-Napol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enevento-Milan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ologna-Cagliar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rotone-Udines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Fiorentina-Sassuol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Verona-Geno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Inter-Chiev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Napoli-Juventus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Roma-Spal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mpdoria-Lazi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Torino-Atalant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agliari-Sampdori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hievo-Rom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Genoa-Atalant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Juventus-Inter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Lazio-Torin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Milan-Bolog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Napoli-Fiorenti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ssuolo-Croton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pal-Vero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Udinese-Benevent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Atalanta-Lazi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enevento-Spal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Bologna-Juventus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rotone-Chiev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Fiorentina-Geno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Verona-Milan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Inter-Udines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Roma-Cagliar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mpdoria-Sassuol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Torino-Napoli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agliari-Fiorenti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Chievo-Bologn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Genoa-Benevent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Juventus-Rom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Lazio-Crotone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Milan-Atalant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Napoli-Sampdoria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assuolo-Inter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Spal-Torino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1" office:value-type="string">
            <text:p>Udinese-Verona</text:p>
          </table:table-cell>
          <table:table-cell table:style-name="ce4" table:number-columns-repeated="25"/>
          <table:table-cell table:number-columns-repeated="998"/>
        </table:table-row>
        <table:table-row table:style-name="ro2" table:number-rows-repeated="790">
          <table:table-cell table:style-name="ce4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30/08/2018</text:date>, <text:time>19.35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ALENDARIO" style:display-name="PageStyle_CALEND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9:35:27.76</dc:date>
    <dc:creator>hola el</dc:creator>
    <meta:document-statistic meta:table-count="1" meta:cell-count="260" meta:object-count="0"/>
    <meta:generator>OpenOffice/4.1.5$Win32 OpenOffice.org_project/415m1$Build-9789</meta:generator>
  </office:meta>
</office:document-meta>
</file>